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1">
      <style:paragraph-properties fo:margin-top="0cm" fo:margin-bottom="0cm" style:contextual-spacing="false"/>
    </style:style>
    <style:style style:name="P3" style:family="paragraph" style:parent-style-name="Text_20_body" style:list-style-name="L2"/>
    <style:style style:name="P4" style:family="paragraph" style:parent-style-name="Text_20_body" style:list-style-name="L2">
      <style:paragraph-properties fo:margin-top="0cm" fo:margin-bottom="0cm" style:contextual-spacing="false"/>
    </style:style>
    <style:style style:name="P5" style:family="paragraph" style:parent-style-name="Text_20_body" style:list-style-name="L3"/>
    <style:style style:name="P6" style:family="paragraph" style:parent-style-name="Text_20_body" style:list-style-name="L3">
      <style:paragraph-properties fo:margin-top="0cm" fo:margin-bottom="0cm" style:contextual-spacing="false"/>
    </style:style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cm" fo:margin-bottom="0cm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cm" fo:margin-bottom="0cm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cm" fo:margin-bottom="0cm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>1. Introducción a la Herramienta (Notion AI)</text:span></text:h>
      <text:p text:style-name="Text_20_body"><text:span text:style-name="Strong_20_Emphasis">Objetivo</text:span>: Introducir Notion AI como una herramienta innovadora y cómo puede transformar la manera en que gestionamos la información y las tareas diarias.</text:p>
      <text:list text:style-name="L1">
        <text:list-item>
          <text:p text:style-name="P2"><text:span text:style-name="Strong_20_Emphasis">¿Qué es Notion?</text:span></text:p>
          <text:list>
            <text:list-item>
              <text:p text:style-name="P2">Presentación breve de Notion como una herramienta de productividad todo en uno (gestión de notas, bases de datos, tareas, wikis, etc.).</text:p>
            </text:list-item>
            <text:list-item>
              <text:p text:style-name="P2">Introducción a Notion AI: ¿Qué lo hace especial? Es una extensión de Notion que integra inteligencia artificial para mejorar la experiencia de organización, automatización y personalización.</text:p>
            </text:list-item>
          </text:list>
        </text:list-item>
        <text:list-item>
          <text:p text:style-name="P2"><text:span text:style-name="Strong_20_Emphasis">Características destacadas</text:span>:</text:p>
          <text:list>
            <text:list-item>
              <text:p text:style-name="P2">Capacidad de generar texto, resúmenes y listas automáticamente.</text:p>
            </text:list-item>
            <text:list-item>
              <text:p text:style-name="P2">Automatización de tareas repetitivas (e.g., organización de notas, creación de ideas).</text:p>
            </text:list-item>
            <text:list-item>
              <text:p text:style-name="P1">Soporte para colaboraciones en equipo.</text:p>
            </text:list-item>
          </text:list>
        </text:list-item>
      </text:list>
      <text:p text:style-name="Text_20_body"><text:span text:style-name="Strong_20_Emphasis">Visuales</text:span>: Pantallas de Notion y Notion AI en acción, mostrando las características clave.</text:p>
      <text:p text:style-name="Horizontal_20_Line"/>
      <text:h text:style-name="Heading_20_3" text:outline-level="3"><text:span text:style-name="Strong_20_Emphasis">2. Diagnóstico: Ventajas e Inconvenientes</text:span></text:h>
      <text:p text:style-name="Text_20_body"><text:span text:style-name="Strong_20_Emphasis">Objetivo</text:span>: Mostrar las ventajas de usar Notion AI y hacer un análisis realista de posibles limitaciones.</text:p>
      <text:list text:style-name="L2">
        <text:list-item>
          <text:p text:style-name="P3"><text:span text:style-name="Strong_20_Emphasis">Ventajas</text:span>:</text:p>
          <text:list>
            <text:list-item>
              <text:p text:style-name="P4"><text:span text:style-name="Strong_20_Emphasis">Productividad mejorada</text:span>: Reducción de tiempo en tareas repetitivas y organización eficiente.</text:p>
            </text:list-item>
            <text:list-item>
              <text:p text:style-name="P4"><text:span text:style-name="Strong_20_Emphasis">Integración completa</text:span>: Todo en un solo lugar: notas, tareas, bases de datos, recordatorios, etc.</text:p>
            </text:list-item>
            <text:list-item>
              <text:p text:style-name="P4"><text:span text:style-name="Strong_20_Emphasis">Personalización avanzada</text:span>: Crear plantillas, bases de datos y flujos de trabajo específicos con el apoyo de AI.</text:p>
            </text:list-item>
            <text:list-item>
              <text:p text:style-name="P4"><text:span text:style-name="Strong_20_Emphasis">Automatización</text:span>: La IA puede sugerir y generar contenido o tareas automáticamente, haciendo más rápido el proceso de planificación.</text:p>
            </text:list-item>
          </text:list>
        </text:list-item>
        <text:list-item>
          <text:p text:style-name="P3"><text:span text:style-name="Strong_20_Emphasis">Inconvenientes</text:span>:</text:p>
          <text:list>
            <text:list-item>
              <text:p text:style-name="P4"><text:span text:style-name="Strong_20_Emphasis">Curva de aprendizaje</text:span>: Aunque la interfaz es intuitiva, las posibilidades avanzadas pueden ser complejas para nuevos usuarios.</text:p>
            </text:list-item>
            <text:list-item>
              <text:p text:style-name="P3"><text:span text:style-name="Strong_20_Emphasis">Dependencia de la IA</text:span>: En algunos casos, la IA podría no entender correctamente el contexto o generar respuestas menos precisas.</text:p>
            </text:list-item>
          </text:list>
        </text:list-item>
      </text:list>
      <text:p text:style-name="Text_20_body"><text:span text:style-name="Strong_20_Emphasis">Visuales</text:span>: Comparativa de tareas realizadas manualmente vs. tareas realizadas con Notion AI.</text:p>
      <text:p text:style-name="Horizontal_20_Line"/>
      <text:h text:style-name="Heading_20_3" text:outline-level="3"><text:span text:style-name="Strong_20_Emphasis">3. Grado de Desarrollo y Potencial</text:span></text:h>
      <text:p text:style-name="Text_20_body"><text:span text:style-name="Strong_20_Emphasis">Objetivo</text:span>: Resaltar cómo Notion AI está evolucionando y sus posibilidades futuras.</text:p>
      <text:list text:style-name="L3">
        <text:list-item>
          <text:p text:style-name="P5"><text:span text:style-name="Strong_20_Emphasis">Desarrollo actual</text:span>:</text:p>
          <text:list>
            <text:list-item>
              <text:p text:style-name="P6"><text:soft-page-break/><text:span text:style-name="Strong_20_Emphasis">Funciones actuales</text:span>: Como generación de texto, clasificación de notas y tareas, búsqueda inteligente, etc.</text:p>
            </text:list-item>
            <text:list-item>
              <text:p text:style-name="P6"><text:span text:style-name="Strong_20_Emphasis">Frecuencia de actualizaciones</text:span>: Notion AI está en constante mejora, con nuevas características y optimización de la IA.</text:p>
            </text:list-item>
          </text:list>
        </text:list-item>
        <text:list-item>
          <text:p text:style-name="P5"><text:span text:style-name="Strong_20_Emphasis">Potencial futuro</text:span>:</text:p>
          <text:list>
            <text:list-item>
              <text:p text:style-name="P6"><text:span text:style-name="Strong_20_Emphasis">Integración con otras plataformas</text:span>: Posible integración de más herramientas y APIs externas.</text:p>
            </text:list-item>
            <text:list-item>
              <text:p text:style-name="P6"><text:span text:style-name="Strong_20_Emphasis">Mejoras en la personalización</text:span>: Mayor capacidad para adaptarse a diferentes flujos de trabajo y necesidades específicas.</text:p>
            </text:list-item>
            <text:list-item>
              <text:p text:style-name="P5"><text:span text:style-name="Strong_20_Emphasis">IA más avanzada</text:span>: Mejora en la comprensión contextual y generación de tareas más sofisticadas.</text:p>
            </text:list-item>
          </text:list>
        </text:list-item>
      </text:list>
      <text:p text:style-name="Text_20_body"><text:span text:style-name="Strong_20_Emphasis">Visuales</text:span>: Gráficos que muestren las actualizaciones y proyecciones futuras de Notion AI.</text:p>
      <text:p text:style-name="Horizontal_20_Line"/>
      <text:h text:style-name="Heading_20_3" text:outline-level="3"><text:span text:style-name="Strong_20_Emphasis">4. Público Objetivo</text:span></text:h>
      <text:p text:style-name="Text_20_body"><text:span text:style-name="Strong_20_Emphasis">Objetivo</text:span>: Definir a quién está dirigido Notion AI y cómo puede beneficiar a diferentes tipos de usuarios.</text:p>
      <text:list text:style-name="L4">
        <text:list-item>
          <text:p text:style-name="P7"><text:span text:style-name="Strong_20_Emphasis">Público general</text:span>:</text:p>
          <text:list>
            <text:list-item>
              <text:p text:style-name="P8"><text:span text:style-name="Strong_20_Emphasis">Estudiantes</text:span>: Organización de apuntes, planificación de tareas, redacción de resúmenes.</text:p>
            </text:list-item>
            <text:list-item>
              <text:p text:style-name="P8"><text:span text:style-name="Strong_20_Emphasis">Profesionales</text:span>: Gestión de proyectos, automatización de tareas repetitivas, colaboración en equipo.</text:p>
            </text:list-item>
            <text:list-item>
              <text:p text:style-name="P8"><text:span text:style-name="Strong_20_Emphasis">Emprendedores y empresas</text:span>: Creación de bases de datos, seguimiento de procesos, automatización de informes.</text:p>
            </text:list-item>
          </text:list>
        </text:list-item>
        <text:list-item>
          <text:p text:style-name="P7"><text:span text:style-name="Strong_20_Emphasis">Ventajas específicas para cada grupo</text:span>:</text:p>
          <text:list>
            <text:list-item>
              <text:p text:style-name="P8"><text:span text:style-name="Strong_20_Emphasis">Estudiantes</text:span>: Mejora en la organización de proyectos académicos y trabajos en grupo.</text:p>
            </text:list-item>
            <text:list-item>
              <text:p text:style-name="P8"><text:span text:style-name="Strong_20_Emphasis">Profesionales</text:span>: Optimización de la comunicación y organización en equipos de trabajo.</text:p>
            </text:list-item>
            <text:list-item>
              <text:p text:style-name="P7"><text:span text:style-name="Strong_20_Emphasis">Empresas</text:span>: Reducción de la carga administrativa y aumento de la eficiencia en la gestión de datos.</text:p>
            </text:list-item>
          </text:list>
        </text:list-item>
      </text:list>
      <text:p text:style-name="Text_20_body"><text:span text:style-name="Strong_20_Emphasis">Visuales</text:span>: Imágenes o iconos representativos de cada grupo (estudiantes, profesionales, empresas).</text:p>
      <text:p text:style-name="Horizontal_20_Line"/>
      <text:h text:style-name="Heading_20_3" text:outline-level="3"><text:span text:style-name="Strong_20_Emphasis">5. Modelo de Monetización</text:span></text:h>
      <text:p text:style-name="Text_20_body"><text:span text:style-name="Strong_20_Emphasis">Objetivo</text:span>: Explicar cómo Notion genera ingresos y las opciones de pago para los usuarios.</text:p>
      <text:list text:style-name="L5">
        <text:list-item>
          <text:p text:style-name="P9"><text:span text:style-name="Strong_20_Emphasis">Modelo freemium</text:span>:</text:p>
          <text:list>
            <text:list-item>
              <text:p text:style-name="P10">Versión gratuita con funcionalidades básicas (ideal para usuarios individuales).</text:p>
            </text:list-item>
            <text:list-item>
              <text:p text:style-name="P10"><text:span text:style-name="Strong_20_Emphasis">Plan Premium/Business</text:span>: Funciones avanzadas como más almacenamiento, personalización de IA y colaboración empresarial.</text:p>
            </text:list-item>
          </text:list>
        </text:list-item>
        <text:list-item>
          <text:p text:style-name="P9"><text:span text:style-name="Strong_20_Emphasis">¿Vale la pena invertir?</text:span>: Comparación de precios y lo que se obtiene por cada plan.</text:p>
        </text:list-item>
      </text:list>
      <text:p text:style-name="Text_20_body"><text:soft-page-break/><text:span text:style-name="Strong_20_Emphasis">Visuales</text:span>: Comparación de precios y planes con sus respectivas características.</text:p>
      <text:p text:style-name="Horizontal_20_Line"/>
      <text:h text:style-name="Heading_20_3" text:outline-level="3"><text:span text:style-name="Strong_20_Emphasis">6. Reflexión sobre el Impacto de la IA en el Sector Productivo y en la Vida Cotidiana</text:span></text:h>
      <text:p text:style-name="Text_20_body"><text:span text:style-name="Strong_20_Emphasis">Objetivo</text:span>: Cerrar la presentación reflexionando sobre el impacto que herramientas como Notion AI tienen en la productividad diaria y en el futuro del trabajo.</text:p>
      <text:list text:style-name="L6">
        <text:list-item>
          <text:p text:style-name="P12"><text:span text:style-name="Strong_20_Emphasis">Impacto en el sector productivo</text:span>:</text:p>
          <text:list>
            <text:list-item>
              <text:p text:style-name="P12"><text:span text:style-name="Strong_20_Emphasis">Reducción de la carga administrativa</text:span>: La IA elimina tareas repetitivas, permitiendo que los empleados se centren en tareas más estratégicas.</text:p>
            </text:list-item>
            <text:list-item>
              <text:p text:style-name="P12"><text:span text:style-name="Strong_20_Emphasis">Mejora de la colaboración</text:span>: La inteligencia artificial puede organizar y priorizar tareas, facilitando la colaboración en equipo.</text:p>
            </text:list-item>
          </text:list>
        </text:list-item>
        <text:list-item>
          <text:p text:style-name="P12"><text:span text:style-name="Strong_20_Emphasis">Impacto en la vida cotidiana</text:span>:</text:p>
          <text:list>
            <text:list-item>
              <text:p text:style-name="P12"><text:span text:style-name="Strong_20_Emphasis">Productividad personal</text:span>: Ayuda en la organización de la vida diaria, desde tareas de trabajo hasta actividades personales.</text:p>
            </text:list-item>
            <text:list-item>
              <text:p text:style-name="P11"><text:span text:style-name="Strong_20_Emphasis">Accesibilidad para todos</text:span>: Herramientas como Notion AI están haciendo que la productividad sea accesible no solo para grandes empresas, sino para cualquier persona que quiera mejorar su día a día.</text:p>
            </text:list-item>
          </text:list>
        </text:list-item>
      </text:list>
      <text:p text:style-name="Text_20_body"><text:span text:style-name="Strong_20_Emphasis">Visuales</text:span>: Representación de cómo la IA cambia la manera de trabajar, desde el hogar hasta las oficinas.</text:p>
      <text:p text:style-name="Horizontal_20_Line"/>
      <text:h text:style-name="Heading_20_3" text:outline-level="3"><text:span text:style-name="Strong_20_Emphasis">Final: Conclusión y Llamada a la Acción</text:span></text:h>
      <text:p text:style-name="Text_20_body"><text:span text:style-name="Strong_20_Emphasis">Objetivo</text:span>: Motivar a la audiencia a aprender y adoptar Notion AI.</text:p>
      <text:list text:style-name="L7">
        <text:list-item>
          <text:p text:style-name="P14"><text:span text:style-name="Strong_20_Emphasis">Conclusión</text:span>: Resumen de los beneficios clave de Notion AI. La herramienta es poderosa para mejorar la organización, la productividad y la colaboración.</text:p>
        </text:list-item>
        <text:list-item>
          <text:p text:style-name="P13"><text:span text:style-name="Strong_20_Emphasis">Llamada a la acción</text:span>: ¡Invita a los oyentes a probar Notion AI y ver cómo pueden transformar su día a día!</text:p>
        </text:list-item>
      </text:list>
      <text:p text:style-name="Text_20_body"><text:span text:style-name="Strong_20_Emphasis">Visuales</text:span>: Pantalla de inicio de Notion con la invitación a probarlo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12T14:30:50.041000000</meta:creation-date>
    <dc:date>2025-02-12T14:31:57.312000000</dc:date>
    <meta:editing-duration>PT1M8S</meta:editing-duration>
    <meta:editing-cycles>1</meta:editing-cycles>
    <meta:generator>LibreOffice/7.6.2.1$Windows_X86_64 LibreOffice_project/56f7684011345957bbf33a7ee678afaf4d2ba333</meta:generator>
    <meta:document-statistic meta:table-count="0" meta:image-count="0" meta:object-count="0" meta:page-count="3" meta:paragraph-count="63" meta:word-count="802" meta:character-count="5313" meta:non-whitespace-character-count="4616"/>
  </office:meta>
</office:document-meta>
</file>